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100000260AEB78CC3511C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30"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31"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32" style:family="paragraph" style:parent-style-name="Table_20_Contents">
      <style:paragraph-properties fo:text-align="center" style:justify-single-word="false"/>
      <style:text-properties style:font-name="Nimbus Mono PS" officeooo:rsid="007a53f1" officeooo:paragraph-rsid="00a92936"/>
    </style:style>
    <style:style style:name="P33" style:family="paragraph" style:parent-style-name="Table_20_Contents">
      <style:paragraph-properties fo:text-align="center" style:justify-single-word="false"/>
      <style:text-properties style:font-name="Nimbus Mono PS" officeooo:rsid="0085f62d" officeooo:paragraph-rsid="00a92936"/>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36" style:family="paragraph" style:parent-style-name="Standard">
      <style:text-properties fo:font-size="8pt" officeooo:paragraph-rsid="00a92936"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40" style:family="paragraph">
      <style:paragraph-properties fo:text-align="center"/>
    </style:style>
    <style:style style:name="P41" style:family="paragraph">
      <loext:graphic-properties draw:fill-color="#000000"/>
      <style:paragraph-properties fo:text-align="center"/>
      <style:text-properties fo:font-size="12pt"/>
    </style:style>
    <style:style style:name="P42" style:family="paragraph">
      <loext:graphic-properties draw:fill-color="#ffffff"/>
    </style:style>
    <style:style style:name="P43"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752in" fo:min-width="0.0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5.266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2">BATTLETECH: <text:span text:style-name="T11">OUTWORLDS</text:span><text:span text:style-name="T12"> WASTES<text:line-break/></text:span><text:span text:style-name="T10"><text:line-break/></text:span><text:span text:style-name="T13">LINDEN 'THE CASTLE'</text:span></text:h>
      <text:p text:style-name="P27"/>
      <text:p text:style-name="P2">---------------------------- START TRANSMISSION ---------------------------</text:p>
      <text:p text:style-name="P12"><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27"/>
      <text:p text:style-name="P2"><draw:frame draw:style-name="fr1" draw:name="Image1" text:anchor-type="as-char" svg:width="5.5472in" svg:height="6.3346in" draw:z-index="0"><draw:image xlink:href="Pictures/100000000000021100000260AEB78CC3511C9834.png" xlink:type="simple" xlink:show="embed" xlink:actuate="onLoad" draw:mime-type="image/png"/></draw:frame></text:p>
      <text:p text:style-name="P3">---------------------------- START TRANSMISSION ---------------------------</text:p>
      <text:p text:style-name="P12"><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27"/>
      <text:p text:style-name="P14">Unit <text:span text:style-name="T2">Limits</text:span>: 6K BV for 1v1, <text:span text:style-name="T6">10</text:span>K for 2v2.</text:p>
      <text:p text:style-name="P23"/>
      <text:p text:style-name="P16">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23"/>
      <text:p text:style-name="P5"><draw:line text:anchor-type="paragraph" draw:z-index="2" draw:name="Horizontal line 7" draw:style-name="gr1" draw:text-style-name="P40" svg:x1="3.813in" svg:y1="0.0161in" svg:x2="3.8094in" svg:y2="2.0752in"><text:p/></draw:line><draw:line text:anchor-type="paragraph" draw:z-index="3" draw:name="Horizontal line 8" draw:style-name="gr1" draw:text-style-name="P40" svg:x1="2.3299in" svg:y1="1.0299in" svg:x2="5.1898in" svg:y2="1.0299in"><text:p/></draw:line><draw:custom-shape text:anchor-type="char" draw:z-index="4" draw:name="Shape 28" draw:style-name="gr6" draw:text-style-name="P43"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43"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4" draw:text-style-name="P42" svg:width="2.8504in" svg:height="2.0587in"><text:p/><draw:enhanced-geometry svg:viewBox="0 0 21600 21600" draw:type="rectangle" draw:enhanced-path="M 0 0 L 21600 0 21600 21600 0 21600 0 0 Z N"/></draw:custom-shape></text:p>
      <text:p text:style-name="P23"/>
      <text:p text:style-name="P15"><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22"/>
      <text:p text:style-name="P13"><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21"/>
      <text:p text:style-name="P17"><text:span text:style-name="T2">Base Pay: 1.2M (1v1) or </text:span><text:span text:style-name="T8">1.0</text:span><text:span text:style-name="T2">M (2v2) </text:span><text:span text:style-name="T4">C-bills</text:span><text:span text:style-name="T2"> per commander if no objectives are completed.</text:span></text:p>
      <text:p text:style-name="P17"/>
      <text:p text:style-name="P7">---------------------------- START TRANSMISSION ---------------------------</text:p>
      <text:p text:style-name="P18"><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28"/>
      <text:p text:style-name="P18">Unit <text:span text:style-name="T2">Limits</text:span>: 6K BV for 1v1, <text:span text:style-name="T6">10</text:span>K for 2v2.</text:p>
      <text:p text:style-name="P24"/>
      <text:p text:style-name="P18">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24"/>
      <text:p text:style-name="P6"><draw:line text:anchor-type="paragraph" draw:z-index="7" draw:name="Horizontal line 1" draw:style-name="gr1" draw:text-style-name="P40" svg:x1="3.813in" svg:y1="0.0161in" svg:x2="3.8094in" svg:y2="2.0752in"><text:p/></draw:line><draw:line text:anchor-type="paragraph" draw:z-index="8" draw:name="Horizontal line 2" draw:style-name="gr1" draw:text-style-name="P40" svg:x1="2.3299in" svg:y1="1.0299in" svg:x2="5.1898in" svg:y2="1.0299in"><text:p/></draw:line><draw:custom-shape text:anchor-type="char" draw:z-index="9" draw:name="Shape 2" draw:style-name="gr2" draw:text-style-name="P41"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4" draw:text-style-name="P42" svg:width="2.8504in" svg:height="2.0587in"><text:p/><draw:enhanced-geometry svg:viewBox="0 0 21600 21600" draw:type="rectangle" draw:enhanced-path="M 0 0 L 21600 0 21600 21600 0 21600 0 0 Z N"/></draw:custom-shape></text:p>
      <text:p text:style-name="P24"/>
      <text:p text:style-name="P19"><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24"/>
      <text:p text:style-name="P18"><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24"/>
      <text:p text:style-name="P18"><text:span text:style-name="T2">Base Pay: 1.2M (1v1) or </text:span><text:span text:style-name="T8">1.0</text:span><text:span text:style-name="T2">M (2v2) </text:span><text:span text:style-name="T4">C-bills</text:span><text:span text:style-name="T2"> per commander if no objectives are completed.</text:span></text:p>
      <text:p text:style-name="P18"><text:soft-page-break/></text:p>
      <table:table table:name="CastleBrianRAT" table:style-name="CastleBrianRAT">
        <table:table-column table:style-name="CastleBrianRAT.A"/>
        <table:table-row table:style-name="CastleBrianRAT.1">
          <table:table-cell table:style-name="CastleBrianRAT.A1" office:value-type="string">
            <text:p text:style-name="P31">Unit</text:p>
          </table:table-cell>
        </table:table-row>
        <table:table-row>
          <table:table-cell table:style-name="CastleBrianRAT.A2" office:value-type="string">
            <text:p text:style-name="P33">Archer ARC-2R</text:p>
          </table:table-cell>
        </table:table-row>
        <table:table-row>
          <table:table-cell table:style-name="CastleBrianRAT.A2" office:value-type="string">
            <text:p text:style-name="P32">Cataphract CTF-1X</text:p>
          </table:table-cell>
        </table:table-row>
        <table:table-row>
          <table:table-cell table:style-name="CastleBrianRAT.A2" office:value-type="string">
            <text:p text:style-name="P32">Charger CGR-2A2</text:p>
          </table:table-cell>
        </table:table-row>
        <table:table-row>
          <table:table-cell table:style-name="CastleBrianRAT.A2" office:value-type="string">
            <text:p text:style-name="P32">Crusader CRD-3R</text:p>
          </table:table-cell>
        </table:table-row>
        <table:table-row>
          <table:table-cell table:style-name="CastleBrianRAT.A2" office:value-type="string">
            <text:p text:style-name="P32">Cyclops CP-11-H</text:p>
          </table:table-cell>
        </table:table-row>
        <table:table-row>
          <table:table-cell table:style-name="CastleBrianRAT.A2" office:value-type="string">
            <text:p text:style-name="P32">Jagermek JM6-H</text:p>
          </table:table-cell>
        </table:table-row>
        <table:table-row>
          <table:table-cell table:style-name="CastleBrianRAT.A2" office:value-type="string">
            <text:p text:style-name="P32">Longbow LGB-0H</text:p>
          </table:table-cell>
        </table:table-row>
        <table:table-row>
          <table:table-cell table:style-name="CastleBrianRAT.A2" office:value-type="string">
            <text:p text:style-name="P32">Stalker STK-3H</text:p>
          </table:table-cell>
        </table:table-row>
        <table:table-row>
          <table:table-cell table:style-name="CastleBrianRAT.A2" office:value-type="string">
            <text:p text:style-name="P32">Thunderbolt TDR-5S</text:p>
          </table:table-cell>
        </table:table-row>
        <table:table-row>
          <table:table-cell table:style-name="CastleBrianRAT.A2" office:value-type="string">
            <text:p text:style-name="P32">Orion ON1-M</text:p>
          </table:table-cell>
        </table:table-row>
        <table:table-row>
          <table:table-cell table:style-name="CastleBrianRAT.A2" office:value-type="string">
            <text:p text:style-name="P32">Quickdraw QKD-4G</text:p>
          </table:table-cell>
        </table:table-row>
        <table:table-row>
          <table:table-cell table:style-name="CastleBrianRAT.A2" office:value-type="string">
            <text:p text:style-name="P32">Zeus ZEU-9S</text:p>
          </table:table-cell>
        </table:table-row>
      </table:table>
      <text:p text:style-name="P36"/>
      <text:p text:style-name="P34">Junkyard Mechs</text:p>
      <text:p text:style-name="P25"/>
      <text:p text:style-name="P35">Randomly select the appropriate number of junkyard mechs. Only use each mech once in a scenario.</text:p>
      <text:p text:style-name="P35"/>
      <text:p text:style-name="P10">---------------------------- START TRANSMISSION ---------------------------</text:p>
      <text:p text:style-name="P20"><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 </text:span></text:p>
      <text:p text:style-name="P11"><text:span text:style-name="T9"><text:line-break/></text:span>----------------------------- END TRANSMISSION ----------------------------</text:p>
      <text:p text:style-name="P29"/>
      <text:p text:style-name="P38">Unit <text:span text:style-name="T2">Limits</text:span>: 6K BV for 1v1, <text:span text:style-name="T6">10</text:span>K for 2v2. <text:span text:style-name="T54">The Generalisimo</text:span><text:span text:style-name="T39">'</text:span><text:span text:style-name="T50">s </text:span><text:span text:style-name="T54">counts towards the defender</text:span><text:span text:style-name="T39">'</text:span><text:span text:style-name="T50">s </text:span><text:span text:style-name="T54">BV.</text:span></text:p>
      <text:p text:style-name="P26"/>
      <text:p text:style-name="P37">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26"/>
      <text:p text:style-name="P9"><draw:line text:anchor-type="paragraph" draw:z-index="11" draw:name="Horizontal line 3" draw:style-name="gr1" draw:text-style-name="P40" svg:x1="2.763in" svg:y1="0.0161in" svg:x2="2.7594in" svg:y2="2.0752in"><text:p/></draw:line><draw:line text:anchor-type="paragraph" draw:z-index="13" draw:name="Horizontal line 4" draw:style-name="gr1" draw:text-style-name="P40" svg:x1="4.863in" svg:y1="0.0161in" svg:x2="4.8594in" svg:y2="2.0752in"><text:p/></draw:line><draw:custom-shape text:anchor-type="char" draw:z-index="12" draw:name="Shape 4" draw:style-name="gr2" draw:text-style-name="P41"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3" draw:text-style-name="P42" svg:width="5.2669in" svg:height="2.0587in"><text:p/><draw:enhanced-geometry svg:viewBox="0 0 21600 21600" draw:type="rectangle" draw:enhanced-path="M 0 0 L 21600 0 21600 21600 0 21600 0 0 Z N"/></draw:custom-shape></text:p>
      <text:p text:style-name="P26"/>
      <text:p text:style-name="P39"><text:span text:style-name="T7">Primary Objective: </text:span><text:span text:style-name="T50">Drive off the raiding </text:span><text:span text:style-name="T52">force</text:span><text:span text:style-name="T50">. 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26"/>
      <text:p text:style-name="P20"><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26"/>
      <text:p text:style-name="P20"><text:span text:style-name="T2">Base Pay: 1.2M (1v1) or </text:span><text:span text:style-name="T8">1.0</text:span><text:span text:style-name="T2">M (2v2) </text:span><text:span text:style-name="T4">C-bills</text:span><text:span text:style-name="T2">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1-03T16:10:48.427094434</dc:date>
    <meta:editing-duration>PT21H27M46S</meta:editing-duration>
    <meta:editing-cycles>149</meta:editing-cycles>
    <meta:generator>LibreOffice/7.5.9.2$Linux_X86_64 LibreOffice_project/50$Build-2</meta:generator>
    <meta:document-statistic meta:table-count="1" meta:image-count="1" meta:object-count="0" meta:page-count="5" meta:paragraph-count="48" meta:word-count="1136" meta:character-count="7232" meta:non-whitespace-character-count="6129"/>
  </office:meta>
</office:document-meta>
</file>